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1.547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54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736cm" fo:break-before="auto" style:use-optimal-row-height="true"/>
    </style:style>
    <style:style style:name="ro6" style:family="table-row">
      <style:table-row-properties style:row-height="1.184cm" fo:break-before="auto" style:use-optimal-row-height="true"/>
    </style:style>
    <style:style style:name="ro7" style:family="table-row">
      <style:table-row-properties style:row-height="1.429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2.342cm" fo:break-before="auto" style:use-optimal-row-height="tru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3" style:family="table-cell" style:parent-style-name="Default">
      <style:table-cell-properties fo:wrap-option="wrap" style:vertical-align="top"/>
    </style:style>
    <style:style style:name="ce24" style:family="table-cell" style:parent-style-name="Default">
      <style:table-cell-properties fo:background-color="#e6e6ff" fo:wrap-option="wrap" style:vertical-align="top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padding="0.071cm"/>
    </style:style>
    <style:style style:name="ce35" style:family="table-cell" style:parent-style-name="Default" style:data-style-name="N100">
      <style:table-cell-properties fo:wrap-option="wrap" fo:padding="0.071cm" style:vertical-align="top"/>
    </style:style>
    <style:style style:name="ce36" style:family="table-cell" style:parent-style-name="Default" style:data-style-name="N100">
      <style:table-cell-properties fo:background-color="#e6e6ff" fo:wrap-option="wrap" fo:padding="0.071cm" style:vertical-align="top"/>
    </style:style>
    <style:style style:name="ce3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 style:data-style-name="N100"/>
    <style:style style:name="ce3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4" style:family="table-cell" style:parent-style-name="Default">
      <style:table-cell-properties fo:wrap-option="wrap" fo:padding="0.071cm" style:vertical-align="top"/>
    </style:style>
    <style:style style:name="ce45" style:family="table-cell" style:parent-style-name="Default">
      <style:table-cell-properties fo:background-color="#e6e6ff" fo:wrap-option="wrap" fo:padding="0.071cm" style:vertical-align="top"/>
    </style:style>
    <style:style style:name="ce46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0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72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70">
      <style:table-cell-properties fo:padding="0.071cm"/>
    </style:style>
    <style:style style:name="ce54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70">
      <style:table-cell-properties fo:wrap-option="wrap" fo:padding="0.071cm" style:vertical-align="top"/>
    </style:style>
    <style:style style:name="ce56" style:family="table-cell" style:parent-style-name="Default" style:data-style-name="N170">
      <style:table-cell-properties fo:background-color="#e6e6ff" fo:wrap-option="wrap" fo:padding="0.071cm" style:vertical-align="top"/>
    </style:style>
    <style:style style:name="ce57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70"/>
    <style:style style:name="ce60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wrap-option="wrap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fo:background-color="#e6e6ff" style:text-align-source="fix" style:repeat-content="false" fo:wrap-option="wrap" fo:padding="0.071cm" style:vertical-align="top"/>
      <style:paragraph-properties fo:text-align="center" fo:margin-left="0cm"/>
    </style:style>
    <style:style style:name="ce8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 style:data-style-name="N1">
      <style:table-cell-properties fo:padding="0.071cm"/>
    </style:style>
    <style:style style:name="ce95" style:family="table-cell" style:parent-style-name="Default" style:data-style-name="N1">
      <style:table-cell-properties fo:wrap-option="wrap" fo:padding="0.071cm" style:vertical-align="top"/>
    </style:style>
    <style:style style:name="ce96" style:family="table-cell" style:parent-style-name="Default" style:data-style-name="N1">
      <style:table-cell-properties fo:background-color="#e6e6ff" fo:wrap-option="wrap" fo:padding="0.071cm" style:vertical-align="top"/>
    </style:style>
    <style:style style:name="ce9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6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4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0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6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style:use-window-font-color="true" style:text-position="42% 100%" style:font-name="Arial" fo:font-size="12pt" fo:language="hr" fo:country="HR" style:letter-kerning="true" style:font-name-asian="DejaVu Sans1" style:font-size-asian="12pt" style:language-asian="zh" style:country-asian="CN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42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9"/>
        </table:table-header-columns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46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7"/>
        <table:table-column table:style-name="co10" table:default-cell-style-name="ce68"/>
        <table:table-column table:style-name="co11" table:default-cell-style-name="ce75"/>
        <table:table-column table:style-name="co13" table:default-cell-style-name="ce87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7"/>
        <table:table-column table:style-name="co17" table:default-cell-style-name="ce29"/>
        <table:table-column table:style-name="co11" table:default-cell-style-name="ce103"/>
        <table:table-column table:style-name="co9" table:default-cell-style-name="ce87"/>
        <table:table-column table:style-name="co1" table:default-cell-style-name="ce111"/>
        <table:table-column table:style-name="co18" table:default-cell-style-name="ce87"/>
        <table:table-column table:style-name="co19" table:default-cell-style-name="ce123"/>
        <table:table-column table:style-name="co11" table:default-cell-style-name="ce130"/>
        <table:table-column table:style-name="co20" table:default-cell-style-name="ce123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3" office:value-type="string" table:number-columns-spanned="4" table:number-rows-spanned="1">
              <text:p>Farnell / Element14</text:p>
            </table:table-cell>
            <table:covered-table-cell table:style-name="ce33"/>
            <table:covered-table-cell table:style-name="ce39"/>
            <table:covered-table-cell table:style-name="ce47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3" office:value-type="string" table:number-columns-spanned="4" table:number-rows-spanned="1">
              <text:p>RS Components</text:p>
            </table:table-cell>
            <table:covered-table-cell table:style-name="ce33"/>
            <table:covered-table-cell table:style-name="ce91"/>
            <table:covered-table-cell table:style-name="ce93"/>
            <table:table-cell table:style-name="ce99" office:value-type="string" table:number-columns-spanned="3" table:number-rows-spanned="1">
              <text:p>TME</text:p>
            </table:table-cell>
            <table:covered-table-cell table:style-name="ce101"/>
            <table:covered-table-cell table:style-name="ce76"/>
            <table:table-cell table:style-name="ce106"/>
            <table:table-cell table:style-name="ce112"/>
            <table:table-cell table:style-name="ce116" office:value-type="string" table:number-columns-spanned="4" table:number-rows-spanned="1">
              <text:p>Price calculation for 1 set</text:p>
            </table:table-cell>
            <table:covered-table-cell table:number-columns-repeated="3" table:style-name="ce116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 / Not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8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6" office:value-type="string">
              <text:p>THT</text:p>
            </table:table-cell>
            <table:table-cell table:style-name="ce106" office:value-type="string">
              <text:p>SMD</text:p>
            </table:table-cell>
            <table:table-cell table:style-name="ce117" office:value-type="string">
              <text:p>Best Supplier</text:p>
            </table:table-cell>
            <table:table-cell table:style-name="ce124" office:value-type="string">
              <text:p>Lowest unit price €</text:p>
            </table:table-cell>
            <table:table-cell table:style-name="ce131" office:value-type="string">
              <text:p>Order Qty</text:p>
            </table:table-cell>
            <table:table-cell table:style-name="ce134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22-01-3037 </text:p>
          </table:table-cell>
          <table:table-cell table:style-name="ce20" office:value-type="string">
            <text:p>3-pin 0.1” receptacle</text:p>
          </table:table-cell>
          <table:table-cell table:style-name="ce30"/>
          <table:table-cell table:style-name="ce13" office:value-type="string">
            <text:p>1462838</text:p>
          </table:table-cell>
          <table:table-cell table:style-name="ce13" office:value-type="string">
            <text:p>22-01-3037 </text:p>
          </table:table-cell>
          <table:table-cell table:style-name="ce40" office:value-type="float" office:value="0.175">
            <text:p>0.175</text:p>
          </table:table-cell>
          <table:table-cell table:style-name="ce49" office:value-type="float" office:value="1">
            <text:p>1</text:p>
          </table:table-cell>
          <table:table-cell table:style-name="ce63" office:value-type="string">
            <text:p>WM2001-ND</text:p>
          </table:table-cell>
          <table:table-cell table:style-name="ce71" office:value-type="float" office:value="0.17">
            <text:p>0.1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22-01-3037</text:p>
          </table:table-cell>
          <table:table-cell table:style-name="ce71" office:value-type="float" office:value="0.166">
            <text:p>0.166</text:p>
          </table:table-cell>
          <table:table-cell table:style-name="ce78" office:value-type="float" office:value="1">
            <text:p>1</text:p>
          </table:table-cell>
          <table:table-cell table:style-name="ce88" office:value-type="string">
            <text:p>679-5375</text:p>
          </table:table-cell>
          <table:table-cell table:style-name="ce90" office:value-type="string">
            <text:p>22-01-3037 </text:p>
          </table:table-cell>
          <table:table-cell table:style-name="ce71" office:value-type="float" office:value="0.098">
            <text:p>0.098</text:p>
          </table:table-cell>
          <table:table-cell table:style-name="ce78" office:value-type="float" office:value="10">
            <text:p>10</text:p>
          </table:table-cell>
          <table:table-cell table:style-name="ce100" office:value-type="string">
            <text:p>MX-22-01-3037</text:p>
          </table:table-cell>
          <table:table-cell table:style-name="ce40" office:value-type="float" office:value="0.0795">
            <text:p>0.080</text:p>
          </table:table-cell>
          <table:table-cell table:style-name="ce78" office:value-type="float" office:value="10">
            <text:p>10</text:p>
          </table:table-cell>
          <table:table-cell table:style-name="ce107"/>
          <table:table-cell table:style-name="ce78"/>
          <table:table-cell table:style-name="ce118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5" table:formula="of:=IF([.B3]&lt;&gt;&quot;&quot;;MIN([.H3];[.K3];[.N3];[.R3];[.U3]);&quot;&quot;)" office:value-type="currency" office:currency="EUR" office:value="0.0795">
            <text:p>0.080 €</text:p>
          </table:table-cell>
          <table:table-cell table:style-name="ce118" table:formula="of:=[.B3]" office:value-type="float" office:value="1">
            <text:p>1</text:p>
          </table:table-cell>
          <table:table-cell table:style-name="ce135" table:formula="of:=[.Z3]*[.AA3]" office:value-type="float" office:value="0.0795">
            <text:p>0.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01-2065 </text:p>
          </table:table-cell>
          <table:table-cell table:style-name="ce21" office:value-type="string">
            <text:p>6-pin receptacle Mini-Fit Jr.</text:p>
          </table:table-cell>
          <table:table-cell table:style-name="ce31"/>
          <table:table-cell table:style-name="ce14" office:value-type="string">
            <text:p>1697119</text:p>
          </table:table-cell>
          <table:table-cell table:style-name="ce14" office:value-type="string">
            <text:p>39-01-2065 </text:p>
          </table:table-cell>
          <table:table-cell table:style-name="ce41" office:value-type="float" office:value="0.515">
            <text:p>0.515</text:p>
          </table:table-cell>
          <table:table-cell table:style-name="ce50" office:value-type="float" office:value="1">
            <text:p>1</text:p>
          </table:table-cell>
          <table:table-cell table:style-name="ce64" office:value-type="string">
            <text:p>WM23702-ND </text:p>
          </table:table-cell>
          <table:table-cell table:style-name="ce72" office:value-type="float" office:value="0.53">
            <text:p>0.5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01-2065</text:p>
          </table:table-cell>
          <table:table-cell table:style-name="ce72" office:value-type="float" office:value="0.515">
            <text:p>0.515</text:p>
          </table:table-cell>
          <table:table-cell table:style-name="ce79" office:value-type="float" office:value="1">
            <text:p>1</text:p>
          </table:table-cell>
          <table:table-cell table:style-name="ce89" office:value-type="string">
            <text:p>679-5773</text:p>
          </table:table-cell>
          <table:table-cell table:style-name="ce14" office:value-type="string">
            <text:p>39-01-2065 </text:p>
          </table:table-cell>
          <table:table-cell table:style-name="ce72" office:value-type="float" office:value="0.52">
            <text:p>0.520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MX-39-01-2065</text:p>
          </table:table-cell>
          <table:table-cell table:style-name="ce41" office:value-type="float" office:value="0.13">
            <text:p>0.130</text:p>
          </table:table-cell>
          <table:table-cell table:style-name="ce79" office:value-type="float" office:value="10">
            <text:p>10</text:p>
          </table:table-cell>
          <table:table-cell table:style-name="ce108"/>
          <table:table-cell table:style-name="ce79"/>
          <table:table-cell table:style-name="ce118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5" table:formula="of:=IF([.B4]&lt;&gt;&quot;&quot;;MIN([.H4];[.K4];[.N4];[.R4];[.U4]);&quot;&quot;)" office:value-type="currency" office:currency="EUR" office:value="0.13">
            <text:p>0.130 €</text:p>
          </table:table-cell>
          <table:table-cell table:style-name="ce118" table:formula="of:=[.B4]" office:value-type="float" office:value="1">
            <text:p>1</text:p>
          </table:table-cell>
          <table:table-cell table:style-name="ce135" table:formula="of:=[.Z4]*[.AA4]" office:value-type="float" office:value="0.13">
            <text:p>0.1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39-01-4030 </text:p>
          </table:table-cell>
          <table:table-cell table:style-name="ce20" office:value-type="string">
            <text:p>3-pin receptacle Mini-Fit Jr.</text:p>
          </table:table-cell>
          <table:table-cell table:style-name="ce30"/>
          <table:table-cell table:style-name="ce13" office:value-type="string">
            <text:p>9963480</text:p>
          </table:table-cell>
          <table:table-cell table:style-name="ce13" office:value-type="string">
            <text:p>39-01-4030 </text:p>
          </table:table-cell>
          <table:table-cell table:style-name="ce40" office:value-type="float" office:value="0.288">
            <text:p>0.288</text:p>
          </table:table-cell>
          <table:table-cell table:style-name="ce49" office:value-type="float" office:value="1">
            <text:p>1</text:p>
          </table:table-cell>
          <table:table-cell table:style-name="ce63" office:value-type="string">
            <text:p>WM18434-ND</text:p>
          </table:table-cell>
          <table:table-cell table:style-name="ce71" office:value-type="float" office:value="0.29">
            <text:p>0.2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01-4030</text:p>
          </table:table-cell>
          <table:table-cell table:style-name="ce71" office:value-type="float" office:value="0.288">
            <text:p>0.288</text:p>
          </table:table-cell>
          <table:table-cell table:style-name="ce78" office:value-type="float" office:value="1">
            <text:p>1</text:p>
          </table:table-cell>
          <table:table-cell table:style-name="ce88" office:value-type="string">
            <text:p>510-9685</text:p>
          </table:table-cell>
          <table:table-cell table:style-name="ce90" office:value-type="string">
            <text:p>39-01-4030</text:p>
          </table:table-cell>
          <table:table-cell table:style-name="ce71" office:value-type="float" office:value="0.238">
            <text:p>0.238</text:p>
          </table:table-cell>
          <table:table-cell table:style-name="ce78" office:value-type="float" office:value="5">
            <text:p>5</text:p>
          </table:table-cell>
          <table:table-cell table:style-name="ce100" office:value-type="string">
            <text:p>MX-5557-03R2</text:p>
          </table:table-cell>
          <table:table-cell table:style-name="ce40" office:value-type="float" office:value="0.1689">
            <text:p>0.169</text:p>
          </table:table-cell>
          <table:table-cell table:style-name="ce78" office:value-type="float" office:value="5">
            <text:p>5</text:p>
          </table:table-cell>
          <table:table-cell table:style-name="ce107"/>
          <table:table-cell table:style-name="ce78"/>
          <table:table-cell table:style-name="ce118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5" table:formula="of:=IF([.B5]&lt;&gt;&quot;&quot;;MIN([.H5];[.K5];[.N5];[.R5];[.U5]);&quot;&quot;)" office:value-type="currency" office:currency="EUR" office:value="0.1689">
            <text:p>0.169 €</text:p>
          </table:table-cell>
          <table:table-cell table:style-name="ce118" table:formula="of:=[.B5]" office:value-type="float" office:value="1">
            <text:p>1</text:p>
          </table:table-cell>
          <table:table-cell table:style-name="ce135" table:formula="of:=[.Z5]*[.AA5]" office:value-type="float" office:value="0.1689">
            <text:p>0.16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39-01-3022 </text:p>
          </table:table-cell>
          <table:table-cell table:style-name="ce21" office:value-type="string">
            <text:p>2-pin receptacle Mini-Fit Jr.</text:p>
          </table:table-cell>
          <table:table-cell table:style-name="ce31"/>
          <table:table-cell table:style-name="ce14" office:value-type="string">
            <text:p>1704304</text:p>
          </table:table-cell>
          <table:table-cell table:style-name="ce14" office:value-type="string">
            <text:p>39-01-3022 </text:p>
          </table:table-cell>
          <table:table-cell table:style-name="ce41" office:value-type="float" office:value="0.288">
            <text:p>0.288</text:p>
          </table:table-cell>
          <table:table-cell table:style-name="ce50" office:value-type="float" office:value="1">
            <text:p>1</text:p>
          </table:table-cell>
          <table:table-cell table:style-name="ce64" office:value-type="string">
            <text:p>WM1021-ND</text:p>
          </table:table-cell>
          <table:table-cell table:style-name="ce72" office:value-type="float" office:value="0.28">
            <text:p>0.2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01-3022</text:p>
          </table:table-cell>
          <table:table-cell table:style-name="ce72" office:value-type="float" office:value="0.279">
            <text:p>0.279</text:p>
          </table:table-cell>
          <table:table-cell table:style-name="ce79" office:value-type="float" office:value="1">
            <text:p>1</text:p>
          </table:table-cell>
          <table:table-cell table:style-name="ce89" office:value-type="string">
            <text:p>670-4569</text:p>
          </table:table-cell>
          <table:table-cell table:style-name="ce14" office:value-type="string">
            <text:p>39-01-3022 </text:p>
          </table:table-cell>
          <table:table-cell table:style-name="ce72" office:value-type="float" office:value="0.193">
            <text:p>0.19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MX-39-01-3022</text:p>
          </table:table-cell>
          <table:table-cell table:style-name="ce41" office:value-type="float" office:value="0.1432">
            <text:p>0.143</text:p>
          </table:table-cell>
          <table:table-cell table:style-name="ce79" office:value-type="float" office:value="10">
            <text:p>10</text:p>
          </table:table-cell>
          <table:table-cell table:style-name="ce108"/>
          <table:table-cell table:style-name="ce79"/>
          <table:table-cell table:style-name="ce118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5" table:formula="of:=IF([.B6]&lt;&gt;&quot;&quot;;MIN([.H6];[.K6];[.N6];[.R6];[.U6]);&quot;&quot;)" office:value-type="currency" office:currency="EUR" office:value="0.1432">
            <text:p>0.143 €</text:p>
          </table:table-cell>
          <table:table-cell table:style-name="ce118" table:formula="of:=[.B6]" office:value-type="float" office:value="3">
            <text:p>3</text:p>
          </table:table-cell>
          <table:table-cell table:style-name="ce135" table:formula="of:=[.Z6]*[.AA6]" office:value-type="float" office:value="0.4296">
            <text:p>0.4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3" office:value-type="string">
            <text:p>08-50-0114 </text:p>
          </table:table-cell>
          <table:table-cell table:style-name="ce20" office:value-type="string">
            <text:p>0.1” pin</text:p>
          </table:table-cell>
          <table:table-cell table:style-name="ce30"/>
          <table:table-cell table:style-name="ce13" office:value-type="string">
            <text:p>1462641</text:p>
          </table:table-cell>
          <table:table-cell table:style-name="ce13" office:value-type="string">
            <text:p>08-50-0114 </text:p>
          </table:table-cell>
          <table:table-cell table:style-name="ce40" office:value-type="float" office:value="0.084">
            <text:p>0.084</text:p>
          </table:table-cell>
          <table:table-cell table:style-name="ce49" office:value-type="float" office:value="100">
            <text:p>100</text:p>
          </table:table-cell>
          <table:table-cell table:style-name="ce63" office:value-type="string">
            <text:p>WM1114-ND</text:p>
          </table:table-cell>
          <table:table-cell table:style-name="ce71" office:value-type="float" office:value="0.106">
            <text:p>0.106</text:p>
          </table:table-cell>
          <table:table-cell table:style-name="ce78" office:value-type="float" office:value="25">
            <text:p>25</text:p>
          </table:table-cell>
          <table:table-cell table:style-name="ce63" office:value-type="string">
            <text:p>538-08-50-0114</text:p>
          </table:table-cell>
          <table:table-cell table:style-name="ce71" office:value-type="float" office:value="0.075">
            <text:p>0.075</text:p>
          </table:table-cell>
          <table:table-cell table:style-name="ce78" office:value-type="float" office:value="100">
            <text:p>100</text:p>
          </table:table-cell>
          <table:table-cell table:style-name="ce88" office:value-type="string">
            <text:p>172-9178 </text:p>
          </table:table-cell>
          <table:table-cell table:style-name="ce13" office:value-type="string">
            <text:p>08-50-0114 </text:p>
          </table:table-cell>
          <table:table-cell table:style-name="ce71" office:value-type="float" office:value="0.075">
            <text:p>0.075</text:p>
          </table:table-cell>
          <table:table-cell table:style-name="ce78" office:value-type="float" office:value="100">
            <text:p>100</text:p>
          </table:table-cell>
          <table:table-cell table:style-name="ce100" office:value-type="string">
            <text:p>MX-0850-0114</text:p>
          </table:table-cell>
          <table:table-cell table:style-name="ce40" office:value-type="float" office:value="0.05772">
            <text:p>0.058</text:p>
          </table:table-cell>
          <table:table-cell table:style-name="ce78" office:value-type="float" office:value="10">
            <text:p>10</text:p>
          </table:table-cell>
          <table:table-cell table:style-name="ce107"/>
          <table:table-cell table:style-name="ce78"/>
          <table:table-cell table:style-name="ce118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5" table:formula="of:=IF([.B7]&lt;&gt;&quot;&quot;;MIN([.H7];[.K7];[.N7];[.R7];[.U7]);&quot;&quot;)" office:value-type="currency" office:currency="EUR" office:value="0.05772">
            <text:p>0.058 €</text:p>
          </table:table-cell>
          <table:table-cell table:style-name="ce118" table:formula="of:=[.B7]" office:value-type="float" office:value="3">
            <text:p>3</text:p>
          </table:table-cell>
          <table:table-cell table:style-name="ce135" table:formula="of:=[.Z7]*[.AA7]" office:value-type="float" office:value="0.17316">
            <text:p>0.17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5">
            <text:p>15</text:p>
          </table:table-cell>
          <table:table-cell table:style-name="ce14" office:value-type="string">
            <text:p>39-00-0078 </text:p>
          </table:table-cell>
          <table:table-cell table:style-name="ce21" office:value-type="string">
            <text:p>Mini-Fit Jr. pin</text:p>
          </table:table-cell>
          <table:table-cell table:style-name="ce31"/>
          <table:table-cell table:style-name="ce14" office:value-type="string">
            <text:p>2725176</text:p>
          </table:table-cell>
          <table:table-cell table:style-name="ce14" office:value-type="string">
            <text:p>39-00-0078 </text:p>
          </table:table-cell>
          <table:table-cell table:style-name="ce41" office:value-type="float" office:value="0.111">
            <text:p>0.111</text:p>
          </table:table-cell>
          <table:table-cell table:style-name="ce50" office:value-type="float" office:value="50">
            <text:p>50</text:p>
          </table:table-cell>
          <table:table-cell table:style-name="ce64" office:value-type="string">
            <text:p>WM9154-ND </text:p>
          </table:table-cell>
          <table:table-cell table:style-name="ce72" office:value-type="float" office:value="0.1252">
            <text:p>0.125</text:p>
          </table:table-cell>
          <table:table-cell table:style-name="ce79" office:value-type="float" office:value="25">
            <text:p>25</text:p>
          </table:table-cell>
          <table:table-cell table:style-name="ce64" office:value-type="string">
            <text:p>538-39-00-0078</text:p>
          </table:table-cell>
          <table:table-cell table:style-name="ce72" office:value-type="float" office:value="0.09">
            <text:p>0.090</text:p>
          </table:table-cell>
          <table:table-cell table:style-name="ce79" office:value-type="float" office:value="100">
            <text:p>100</text:p>
          </table:table-cell>
          <table:table-cell table:style-name="ce89" office:value-type="string">
            <text:p>215-5887</text:p>
          </table:table-cell>
          <table:table-cell table:style-name="ce14" office:value-type="string">
            <text:p>39-00-0078 </text:p>
          </table:table-cell>
          <table:table-cell table:style-name="ce72" office:value-type="float" office:value="0.154">
            <text:p>0.154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MX-5556-T3L</text:p>
          </table:table-cell>
          <table:table-cell table:style-name="ce41" office:value-type="float" office:value="0.08654">
            <text:p>0.087</text:p>
          </table:table-cell>
          <table:table-cell table:style-name="ce79" office:value-type="float" office:value="10">
            <text:p>10</text:p>
          </table:table-cell>
          <table:table-cell table:style-name="ce108"/>
          <table:table-cell table:style-name="ce79"/>
          <table:table-cell table:style-name="ce118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5" table:formula="of:=IF([.B8]&lt;&gt;&quot;&quot;;MIN([.H8];[.K8];[.N8];[.R8];[.U8]);&quot;&quot;)" office:value-type="currency" office:currency="EUR" office:value="0.08654">
            <text:p>0.087 €</text:p>
          </table:table-cell>
          <table:table-cell table:style-name="ce118" table:formula="of:=[.B8]" office:value-type="float" office:value="15">
            <text:p>15</text:p>
          </table:table-cell>
          <table:table-cell table:style-name="ce135" table:formula="of:=[.Z8]*[.AA8]" office:value-type="float" office:value="1.2981">
            <text:p>1.29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13" office:value-type="string">
            <text:p>60196-3</text:p>
          </table:table-cell>
          <table:table-cell table:style-name="ce20" office:value-type="string">
            <text:p>Female quick disconnect</text:p>
          </table:table-cell>
          <table:table-cell table:style-name="ce20"/>
          <table:table-cell table:style-name="ce13" office:value-type="string">
            <text:p>-</text:p>
          </table:table-cell>
          <table:table-cell table:style-name="ce13"/>
          <table:table-cell table:style-name="ce40"/>
          <table:table-cell table:style-name="ce49"/>
          <table:table-cell table:style-name="ce63" office:value-type="string">
            <text:p>A122464-ND</text:p>
          </table:table-cell>
          <table:table-cell table:style-name="ce71" office:value-type="float" office:value="0.135">
            <text:p>0.13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71-60196-3</text:p>
          </table:table-cell>
          <table:table-cell table:style-name="ce71" office:value-type="float" office:value="0.135">
            <text:p>0.135</text:p>
          </table:table-cell>
          <table:table-cell table:style-name="ce78" office:value-type="float" office:value="10">
            <text:p>10</text:p>
          </table:table-cell>
          <table:table-cell table:style-name="ce88" office:value-type="string">
            <text:p>719-6987</text:p>
          </table:table-cell>
          <table:table-cell table:style-name="ce13" office:value-type="string">
            <text:p>60196-3</text:p>
          </table:table-cell>
          <table:table-cell table:style-name="ce71" office:value-type="float" office:value="0.098">
            <text:p>0.098</text:p>
          </table:table-cell>
          <table:table-cell table:style-name="ce78" office:value-type="float" office:value="100">
            <text:p>100</text:p>
          </table:table-cell>
          <table:table-cell table:style-name="ce100" office:value-type="string">
            <text:p>ST-003/2</text:p>
          </table:table-cell>
          <table:table-cell table:style-name="ce40" office:value-type="float" office:value="0.0297">
            <text:p>0.030</text:p>
          </table:table-cell>
          <table:table-cell table:style-name="ce78" office:value-type="float" office:value="20">
            <text:p>20</text:p>
          </table:table-cell>
          <table:table-cell table:style-name="ce107"/>
          <table:table-cell table:style-name="ce78"/>
          <table:table-cell table:style-name="ce118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5" table:formula="of:=IF([.B9]&lt;&gt;&quot;&quot;;MIN([.H9];[.K9];[.N9];[.R9];[.U9]);&quot;&quot;)" office:value-type="currency" office:currency="EUR" office:value="0.0297">
            <text:p>0.030 €</text:p>
          </table:table-cell>
          <table:table-cell table:style-name="ce118" table:formula="of:=[.B9]" office:value-type="float" office:value="6">
            <text:p>6</text:p>
          </table:table-cell>
          <table:table-cell table:style-name="ce135" table:formula="of:=[.Z9]*[.AA9]" office:value-type="float" office:value="0.1782">
            <text:p>0.17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5">
            <text:p>15</text:p>
          </table:table-cell>
          <table:table-cell table:style-name="ce14" office:value-type="string">
            <text:p>9019040000</text:p>
          </table:table-cell>
          <table:table-cell table:style-name="ce21" office:value-type="string">
            <text:p>0.75 cm<text:span text:style-name="T1">2</text:span> Ferrule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1"/>
          <table:table-cell table:style-name="ce50"/>
          <table:table-cell table:style-name="ce64" office:value-type="string">
            <text:p>281-5091-ND </text:p>
          </table:table-cell>
          <table:table-cell table:style-name="ce72" table:formula="of:=35.04/500" office:value-type="float" office:value="0.07008">
            <text:p>0.070</text:p>
          </table:table-cell>
          <table:table-cell table:style-name="ce79" office:value-type="float" office:value="500">
            <text:p>500</text:p>
          </table:table-cell>
          <table:table-cell table:style-name="ce64" office:value-type="string">
            <text:p>845-FID1806GRM</text:p>
          </table:table-cell>
          <table:table-cell table:style-name="ce72" office:value-type="float" office:value="0.029">
            <text:p>0.029</text:p>
          </table:table-cell>
          <table:table-cell table:style-name="ce79" office:value-type="float" office:value="25">
            <text:p>25</text:p>
          </table:table-cell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H0.75/14D/GY</text:p>
          </table:table-cell>
          <table:table-cell table:style-name="ce41" office:value-type="float" office:value="0.0238">
            <text:p>0.024</text:p>
          </table:table-cell>
          <table:table-cell table:style-name="ce79" office:value-type="float" office:value="20">
            <text:p>20</text:p>
          </table:table-cell>
          <table:table-cell table:style-name="ce108"/>
          <table:table-cell table:style-name="ce79"/>
          <table:table-cell table:style-name="ce118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5" table:formula="of:=IF([.B10]&lt;&gt;&quot;&quot;;MIN([.H10];[.K10];[.N10];[.R10];[.U10]);&quot;&quot;)" office:value-type="currency" office:currency="EUR" office:value="0.0238">
            <text:p>0.024 €</text:p>
          </table:table-cell>
          <table:table-cell table:style-name="ce118" table:formula="of:=[.B10]" office:value-type="float" office:value="15">
            <text:p>15</text:p>
          </table:table-cell>
          <table:table-cell table:style-name="ce135" table:formula="of:=[.Z10]*[.AA10]" office:value-type="float" office:value="0.357">
            <text:p>0.35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office:value-type="float" office:value="0.6">
            <text:p>0.6</text:p>
          </table:table-cell>
          <table:table-cell table:style-name="ce13" office:value-type="string">
            <text:p>LGY0.75/25-BR</text:p>
          </table:table-cell>
          <table:table-cell table:style-name="ce20" office:value-type="string">
            <text:p>0.75 cm<text:span text:style-name="T1">2</text:span> cable (Brown)</text:p>
          </table:table-cell>
          <table:table-cell table:style-name="ce20"/>
          <table:table-cell table:style-name="ce13" office:value-type="string">
            <text:p>2290831</text:p>
          </table:table-cell>
          <table:table-cell table:style-name="ce13" office:value-type="string">
            <text:p>3055 BR005</text:p>
          </table:table-cell>
          <table:table-cell table:style-name="ce40" table:formula="of:=16.2/30" office:value-type="float" office:value="0.54">
            <text:p>0.540</text:p>
          </table:table-cell>
          <table:table-cell table:style-name="ce51" office:value-type="float" office:value="30.5">
            <text:p>30.5</text:p>
          </table:table-cell>
          <table:table-cell table:style-name="ce63" office:value-type="string">
            <text:p>A3055N-100-ND </text:p>
          </table:table-cell>
          <table:table-cell table:style-name="ce71" table:formula="of:=50.89/[.L11]" office:value-type="float" office:value="1.66852459016393">
            <text:p>1.669</text:p>
          </table:table-cell>
          <table:table-cell table:style-name="ce51" office:value-type="float" office:value="30.5">
            <text:p>30.5</text:p>
          </table:table-cell>
          <table:table-cell table:style-name="ce63" office:value-type="string">
            <text:p>602-3055-100-07</text:p>
          </table:table-cell>
          <table:table-cell table:style-name="ce71" table:formula="of:=46.23/[.O11]" office:value-type="float" office:value="1.51573770491803">
            <text:p>1.516</text:p>
          </table:table-cell>
          <table:table-cell table:style-name="ce51" office:value-type="float" office:value="30.5">
            <text:p>30.5</text:p>
          </table:table-cell>
          <table:table-cell table:style-name="ce88" table:number-columns-repeated="2"/>
          <table:table-cell table:style-name="ce71"/>
          <table:table-cell table:style-name="ce78"/>
          <table:table-cell table:style-name="ce100" office:value-type="string">
            <text:p>LGY0.75/25-BR</text:p>
          </table:table-cell>
          <table:table-cell table:style-name="ce40" office:value-type="float" office:value="0.33">
            <text:p>0.330</text:p>
          </table:table-cell>
          <table:table-cell table:style-name="ce78" office:value-type="float" office:value="25">
            <text:p>25</text:p>
          </table:table-cell>
          <table:table-cell table:style-name="ce107"/>
          <table:table-cell table:style-name="ce78"/>
          <table:table-cell table:style-name="ce118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5" table:formula="of:=IF([.B11]&lt;&gt;&quot;&quot;;MIN([.H11];[.K11];[.N11];[.R11];[.U11]);&quot;&quot;)" office:value-type="currency" office:currency="EUR" office:value="0.33">
            <text:p>0.330 €</text:p>
          </table:table-cell>
          <table:table-cell table:style-name="ce118" table:formula="of:=[.B11]" office:value-type="float" office:value="0.6">
            <text:p>1</text:p>
          </table:table-cell>
          <table:table-cell table:style-name="ce135" table:formula="of:=[.Z11]*[.AA11]" office:value-type="float" office:value="0.198">
            <text:p>0.19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0.6">
            <text:p>0.6</text:p>
          </table:table-cell>
          <table:table-cell table:style-name="ce14" office:value-type="string">
            <text:p>LGY0.75/25-BL</text:p>
          </table:table-cell>
          <table:table-cell table:style-name="ce21" office:value-type="string">
            <text:p>0.75 cm<text:span text:style-name="T1">2</text:span> cable (Blue)</text:p>
          </table:table-cell>
          <table:table-cell table:style-name="ce14"/>
          <table:table-cell table:style-name="ce14" office:value-type="float" office:value="2290833">
            <text:p>2290833</text:p>
          </table:table-cell>
          <table:table-cell table:style-name="ce14" office:value-type="string">
            <text:p>3055 BL005</text:p>
          </table:table-cell>
          <table:table-cell table:style-name="ce41" table:formula="of:=16.2/30" office:value-type="float" office:value="0.54">
            <text:p>0.540</text:p>
          </table:table-cell>
          <table:table-cell table:style-name="ce52" office:value-type="float" office:value="30.5">
            <text:p>30.5</text:p>
          </table:table-cell>
          <table:table-cell table:style-name="ce64" office:value-type="string">
            <text:p>A30551B-100-ND</text:p>
          </table:table-cell>
          <table:table-cell table:style-name="ce72" table:formula="of:=50.89/[.L12]" office:value-type="float" office:value="1.66852459016393">
            <text:p>1.669</text:p>
          </table:table-cell>
          <table:table-cell table:style-name="ce52" office:value-type="float" office:value="30.5">
            <text:p>30.5</text:p>
          </table:table-cell>
          <table:table-cell table:style-name="ce64" office:value-type="string">
            <text:p>602-3055-100-06</text:p>
          </table:table-cell>
          <table:table-cell table:style-name="ce72" table:formula="of:=48.38/[.O12]" office:value-type="float" office:value="1.58622950819672">
            <text:p>1.586</text:p>
          </table:table-cell>
          <table:table-cell table:style-name="ce52" office:value-type="float" office:value="30.5">
            <text:p>30.5</text:p>
          </table:table-cell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LGY0.75/25-BL</text:p>
          </table:table-cell>
          <table:table-cell table:style-name="ce41" office:value-type="float" office:value="0.33">
            <text:p>0.330</text:p>
          </table:table-cell>
          <table:table-cell table:style-name="ce79" office:value-type="float" office:value="25">
            <text:p>25</text:p>
          </table:table-cell>
          <table:table-cell table:style-name="ce108"/>
          <table:table-cell table:style-name="ce79"/>
          <table:table-cell table:style-name="ce118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5" table:formula="of:=IF([.B12]&lt;&gt;&quot;&quot;;MIN([.H12];[.K12];[.N12];[.R12];[.U12]);&quot;&quot;)" office:value-type="currency" office:currency="EUR" office:value="0.33">
            <text:p>0.330 €</text:p>
          </table:table-cell>
          <table:table-cell table:style-name="ce118" table:formula="of:=[.B12]" office:value-type="float" office:value="0.6">
            <text:p>1</text:p>
          </table:table-cell>
          <table:table-cell table:style-name="ce135" table:formula="of:=[.Z12]*[.AA12]" office:value-type="float" office:value="0.198">
            <text:p>0.19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office:value-type="float" office:value="0.69">
            <text:p>0.69</text:p>
          </table:table-cell>
          <table:table-cell table:style-name="ce13" office:value-type="string">
            <text:p>LGY0.75/25-RD</text:p>
          </table:table-cell>
          <table:table-cell table:style-name="ce20" office:value-type="string">
            <text:p>0.75 cm<text:span text:style-name="T1">2</text:span> cable (Red)</text:p>
          </table:table-cell>
          <table:table-cell table:style-name="ce20"/>
          <table:table-cell table:style-name="ce13" office:value-type="string">
            <text:p>2290829</text:p>
          </table:table-cell>
          <table:table-cell table:style-name="ce13" office:value-type="string">
            <text:p>3055 RD005</text:p>
          </table:table-cell>
          <table:table-cell table:style-name="ce40" table:formula="of:=16.2/30" office:value-type="float" office:value="0.54">
            <text:p>0.540</text:p>
          </table:table-cell>
          <table:table-cell table:style-name="ce51" office:value-type="float" office:value="30.5">
            <text:p>30.5</text:p>
          </table:table-cell>
          <table:table-cell table:style-name="ce63" office:value-type="string">
            <text:p>A2064R-100-ND </text:p>
          </table:table-cell>
          <table:table-cell table:style-name="ce71" table:formula="of:=61.43/[.L13]" office:value-type="float" office:value="2.01409836065574">
            <text:p>2.014</text:p>
          </table:table-cell>
          <table:table-cell table:style-name="ce51" office:value-type="float" office:value="30.5">
            <text:p>30.5</text:p>
          </table:table-cell>
          <table:table-cell table:style-name="ce63" office:value-type="string">
            <text:p>602-3055-100-03</text:p>
          </table:table-cell>
          <table:table-cell table:style-name="ce71" table:formula="of:=48.38/[.O13]" office:value-type="float" office:value="1.58622950819672">
            <text:p>1.586</text:p>
          </table:table-cell>
          <table:table-cell table:style-name="ce51" office:value-type="float" office:value="30.5">
            <text:p>30.5</text:p>
          </table:table-cell>
          <table:table-cell table:style-name="ce88" table:number-columns-repeated="2"/>
          <table:table-cell table:style-name="ce71"/>
          <table:table-cell table:style-name="ce78"/>
          <table:table-cell table:style-name="ce100" office:value-type="string">
            <text:p>LGY0.75/25-RD</text:p>
          </table:table-cell>
          <table:table-cell table:style-name="ce40" office:value-type="float" office:value="0.33">
            <text:p>0.330</text:p>
          </table:table-cell>
          <table:table-cell table:style-name="ce78" office:value-type="float" office:value="25">
            <text:p>25</text:p>
          </table:table-cell>
          <table:table-cell table:style-name="ce107"/>
          <table:table-cell table:style-name="ce78"/>
          <table:table-cell table:style-name="ce118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5" table:formula="of:=IF([.B13]&lt;&gt;&quot;&quot;;MIN([.H13];[.K13];[.N13];[.R13];[.U13]);&quot;&quot;)" office:value-type="currency" office:currency="EUR" office:value="0.33">
            <text:p>0.330 €</text:p>
          </table:table-cell>
          <table:table-cell table:style-name="ce118" table:formula="of:=[.B13]" office:value-type="float" office:value="0.69">
            <text:p>1</text:p>
          </table:table-cell>
          <table:table-cell table:style-name="ce135" table:formula="of:=[.Z13]*[.AA13]" office:value-type="float" office:value="0.2277">
            <text:p>0.22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0.69">
            <text:p>0.69</text:p>
          </table:table-cell>
          <table:table-cell table:style-name="ce14" office:value-type="string">
            <text:p>LGY0.75/25-BK</text:p>
          </table:table-cell>
          <table:table-cell table:style-name="ce21" office:value-type="string">
            <text:p>0.75 cm<text:span text:style-name="T1">2</text:span> cable (Black)</text:p>
          </table:table-cell>
          <table:table-cell table:style-name="ce14"/>
          <table:table-cell table:style-name="ce14" office:value-type="string">
            <text:p>2290834</text:p>
          </table:table-cell>
          <table:table-cell table:style-name="ce14" office:value-type="string">
            <text:p>3055 BK005</text:p>
          </table:table-cell>
          <table:table-cell table:style-name="ce41" table:formula="of:=16.2/30" office:value-type="float" office:value="0.54">
            <text:p>0.540</text:p>
          </table:table-cell>
          <table:table-cell table:style-name="ce52" office:value-type="float" office:value="30.5">
            <text:p>30.5</text:p>
          </table:table-cell>
          <table:table-cell table:style-name="ce64" office:value-type="string">
            <text:p>3055/1BK005-ND</text:p>
          </table:table-cell>
          <table:table-cell table:style-name="ce72" table:formula="of:=50.89/[.L14]" office:value-type="float" office:value="1.66852459016393">
            <text:p>1.669</text:p>
          </table:table-cell>
          <table:table-cell table:style-name="ce52" office:value-type="float" office:value="30.5">
            <text:p>30.5</text:p>
          </table:table-cell>
          <table:table-cell table:style-name="ce64" office:value-type="string">
            <text:p>602-3055-100-02</text:p>
          </table:table-cell>
          <table:table-cell table:style-name="ce72" table:formula="of:=48.38/[.O14]" office:value-type="float" office:value="1.58622950819672">
            <text:p>1.586</text:p>
          </table:table-cell>
          <table:table-cell table:style-name="ce52" office:value-type="float" office:value="30.5">
            <text:p>30.5</text:p>
          </table:table-cell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LGY0.75/25-BK</text:p>
          </table:table-cell>
          <table:table-cell table:style-name="ce41" office:value-type="float" office:value="0.33">
            <text:p>0.330</text:p>
          </table:table-cell>
          <table:table-cell table:style-name="ce79" office:value-type="float" office:value="25">
            <text:p>25</text:p>
          </table:table-cell>
          <table:table-cell table:style-name="ce108"/>
          <table:table-cell table:style-name="ce79"/>
          <table:table-cell table:style-name="ce118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5" table:formula="of:=IF([.B14]&lt;&gt;&quot;&quot;;MIN([.H14];[.K14];[.N14];[.R14];[.U14]);&quot;&quot;)" office:value-type="currency" office:currency="EUR" office:value="0.33">
            <text:p>0.330 €</text:p>
          </table:table-cell>
          <table:table-cell table:style-name="ce118" table:formula="of:=[.B14]" office:value-type="float" office:value="0.69">
            <text:p>1</text:p>
          </table:table-cell>
          <table:table-cell table:style-name="ce135" table:formula="of:=[.Z14]*[.AA14]" office:value-type="float" office:value="0.2277">
            <text:p>0.228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3">
            <text:p>13</text:p>
          </table:table-cell>
          <table:table-cell office:value-type="float" office:value="1.41">
            <text:p>1.41</text:p>
          </table:table-cell>
          <table:table-cell table:style-name="ce13" office:value-type="string">
            <text:p>LGY0.75/25-YL/GR</text:p>
          </table:table-cell>
          <table:table-cell table:style-name="ce20" office:value-type="string">
            <text:p>0.75 cm<text:span text:style-name="T1">2</text:span> cable (Yellow-Green)</text:p>
          </table:table-cell>
          <table:table-cell table:style-name="ce20"/>
          <table:table-cell table:style-name="ce13" office:value-type="string">
            <text:p>2290830</text:p>
          </table:table-cell>
          <table:table-cell table:style-name="ce13" office:value-type="string">
            <text:p>3055 GY005</text:p>
          </table:table-cell>
          <table:table-cell table:style-name="ce40" table:formula="of:=15.19/[.I15]" office:value-type="float" office:value="0.498032786885246">
            <text:p>0.498</text:p>
          </table:table-cell>
          <table:table-cell table:style-name="ce51" office:value-type="float" office:value="30.5">
            <text:p>30.5</text:p>
          </table:table-cell>
          <table:table-cell table:style-name="ce63" office:value-type="string">
            <text:p>A2064E-100-ND</text:p>
          </table:table-cell>
          <table:table-cell table:style-name="ce71" table:formula="of:=61.43/[.L15]" office:value-type="float" office:value="2.01409836065574">
            <text:p>2.014</text:p>
          </table:table-cell>
          <table:table-cell table:style-name="ce51" office:value-type="float" office:value="30.5">
            <text:p>30.5</text:p>
          </table:table-cell>
          <table:table-cell table:style-name="ce63" office:value-type="string">
            <text:p>602-3055-100-28</text:p>
          </table:table-cell>
          <table:table-cell table:style-name="ce71" table:formula="of:=48.38/[.O15]" office:value-type="float" office:value="1.58622950819672">
            <text:p>1.586</text:p>
          </table:table-cell>
          <table:table-cell table:style-name="ce51" office:value-type="float" office:value="30.5">
            <text:p>30.5</text:p>
          </table:table-cell>
          <table:table-cell table:style-name="ce88" table:number-columns-repeated="2"/>
          <table:table-cell table:style-name="ce71"/>
          <table:table-cell table:style-name="ce78"/>
          <table:table-cell table:style-name="ce100" office:value-type="string">
            <text:p>LGY0.75/25-YL/GR</text:p>
          </table:table-cell>
          <table:table-cell table:style-name="ce40" office:value-type="float" office:value="0.33">
            <text:p>0.330</text:p>
          </table:table-cell>
          <table:table-cell table:style-name="ce78" office:value-type="float" office:value="25">
            <text:p>25</text:p>
          </table:table-cell>
          <table:table-cell table:style-name="ce107"/>
          <table:table-cell table:style-name="ce78"/>
          <table:table-cell table:style-name="ce118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5" table:formula="of:=IF([.B15]&lt;&gt;&quot;&quot;;MIN([.H15];[.K15];[.N15];[.R15];[.U15]);&quot;&quot;)" office:value-type="currency" office:currency="EUR" office:value="0.33">
            <text:p>0.330 €</text:p>
          </table:table-cell>
          <table:table-cell table:style-name="ce118" table:formula="of:=[.B15]" office:value-type="float" office:value="1.41">
            <text:p>1</text:p>
          </table:table-cell>
          <table:table-cell table:style-name="ce135" table:formula="of:=[.Z15]*[.AA15]" office:value-type="float" office:value="0.4653">
            <text:p>0.46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F80251V3-1000U-G99</text:p>
          </table:table-cell>
          <table:table-cell table:style-name="ce21" office:value-type="string">
            <text:p>80x80x25mm, 12Vdc fan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1"/>
          <table:table-cell table:style-name="ce50"/>
          <table:table-cell table:style-name="ce64" office:value-type="string">
            <text:p>259-2066-ND </text:p>
          </table:table-cell>
          <table:table-cell table:style-name="ce72" office:value-type="float" office:value="16.14">
            <text:p>16.1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9" office:value-type="string">
            <text:p>-</text:p>
          </table:table-cell>
          <table:table-cell table:style-name="ce89"/>
          <table:table-cell table:style-name="ce72"/>
          <table:table-cell table:style-name="ce79"/>
          <table:table-cell table:style-name="ce14" office:value-type="string">
            <text:p>MF80251V3-1000U-G99</text:p>
          </table:table-cell>
          <table:table-cell table:style-name="ce41" office:value-type="float" office:value="2.04">
            <text:p>2.040</text:p>
          </table:table-cell>
          <table:table-cell table:style-name="ce79" office:value-type="float" office:value="1">
            <text:p>1</text:p>
          </table:table-cell>
          <table:table-cell table:style-name="ce108"/>
          <table:table-cell table:style-name="ce79"/>
          <table:table-cell table:style-name="ce118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5" table:formula="of:=IF([.B16]&lt;&gt;&quot;&quot;;MIN([.H16];[.K16];[.N16];[.R16];[.U16]);&quot;&quot;)" office:value-type="currency" office:currency="EUR" office:value="2.04">
            <text:p>2.040 €</text:p>
          </table:table-cell>
          <table:table-cell table:style-name="ce118" table:formula="of:=[.B16]" office:value-type="float" office:value="1">
            <text:p>1</text:p>
          </table:table-cell>
          <table:table-cell table:style-name="ce135" table:formula="of:=[.Z16]*[.AA16]" office:value-type="float" office:value="2.04">
            <text:p>2.04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3" office:value-type="string">
            <text:p>D89116-0131HK-3365/16-D-3</text:p>
          </table:table-cell>
          <table:table-cell table:style-name="ce20" office:value-type="string">
            <text:p>16-pin IDC cable 7.5 to 15cm</text:p>
          </table:table-cell>
          <table:table-cell table:style-name="ce20"/>
          <table:table-cell table:style-name="ce13" office:value-type="string">
            <text:p>-</text:p>
          </table:table-cell>
          <table:table-cell table:style-name="ce13"/>
          <table:table-cell table:style-name="ce40"/>
          <table:table-cell table:style-name="ce49"/>
          <table:table-cell table:style-name="ce63" office:value-type="string">
            <text:p>3M156034-MC16G-3M156034-3-ND</text:p>
          </table:table-cell>
          <table:table-cell table:style-name="ce71" office:value-type="float" office:value="1.86">
            <text:p>1.8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8" office:value-type="string">
            <text:p>-</text:p>
          </table:table-cell>
          <table:table-cell table:style-name="ce88"/>
          <table:table-cell table:style-name="ce71"/>
          <table:table-cell table:style-name="ce78"/>
          <table:table-cell table:style-name="ce100" office:value-type="string">
            <text:p>FC16150-S </text:p>
          </table:table-cell>
          <table:table-cell table:style-name="ce40" office:value-type="float" office:value="1.31">
            <text:p>1.310</text:p>
          </table:table-cell>
          <table:table-cell table:style-name="ce78" office:value-type="float" office:value="1">
            <text:p>1</text:p>
          </table:table-cell>
          <table:table-cell table:style-name="ce107"/>
          <table:table-cell table:style-name="ce78"/>
          <table:table-cell table:style-name="ce118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5" table:formula="of:=IF([.B17]&lt;&gt;&quot;&quot;;MIN([.H17];[.K17];[.N17];[.R17];[.U17]);&quot;&quot;)" office:value-type="currency" office:currency="EUR" office:value="1.31">
            <text:p>1.310 €</text:p>
          </table:table-cell>
          <table:table-cell table:style-name="ce118" table:formula="of:=[.B17]" office:value-type="float" office:value="1">
            <text:p>1</text:p>
          </table:table-cell>
          <table:table-cell table:style-name="ce135" table:formula="of:=[.Z17]*[.AA17]" office:value-type="float" office:value="1.31">
            <text:p>1.3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FSP-2</text:p>
          </table:table-cell>
          <table:table-cell table:style-name="ce21" office:value-type="string">
            <text:p>Fastener for fans and protections</text:p>
          </table:table-cell>
          <table:table-cell table:style-name="ce14" table:number-columns-repeated="3"/>
          <table:table-cell table:style-name="ce41"/>
          <table:table-cell table:style-name="ce50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FSP-2</text:p>
          </table:table-cell>
          <table:table-cell table:style-name="ce41" office:value-type="float" office:value="0.1415">
            <text:p>0.142</text:p>
          </table:table-cell>
          <table:table-cell table:style-name="ce79" office:value-type="float" office:value="5">
            <text:p>5</text:p>
          </table:table-cell>
          <table:table-cell table:style-name="ce108"/>
          <table:table-cell table:style-name="ce79"/>
          <table:table-cell table:style-name="ce118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5" table:formula="of:=IF([.B18]&lt;&gt;&quot;&quot;;MIN([.H18];[.K18];[.N18];[.R18];[.U18]);&quot;&quot;)" office:value-type="currency" office:currency="EUR" office:value="0.1415">
            <text:p>0.142 €</text:p>
          </table:table-cell>
          <table:table-cell table:style-name="ce118" table:formula="of:=[.B18]" office:value-type="float" office:value="4">
            <text:p>4</text:p>
          </table:table-cell>
          <table:table-cell table:style-name="ce135" table:formula="of:=[.Z18]*[.AA18]" office:value-type="float" office:value="0.566">
            <text:p>0.566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3" office:value-type="string">
            <text:p>FG-08</text:p>
          </table:table-cell>
          <table:table-cell table:style-name="ce20" office:value-type="string">
            <text:p>Finger guard; 80x80mm</text:p>
          </table:table-cell>
          <table:table-cell table:style-name="ce20"/>
          <table:table-cell table:style-name="ce13" table:number-columns-repeated="2"/>
          <table:table-cell table:style-name="ce40"/>
          <table:table-cell table:style-name="ce49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8" table:number-columns-repeated="2"/>
          <table:table-cell table:style-name="ce71"/>
          <table:table-cell table:style-name="ce78"/>
          <table:table-cell table:style-name="ce100" office:value-type="string">
            <text:p>FG-08</text:p>
          </table:table-cell>
          <table:table-cell table:style-name="ce40" office:value-type="float" office:value="0.5236">
            <text:p>0.524</text:p>
          </table:table-cell>
          <table:table-cell table:style-name="ce78" office:value-type="float" office:value="1">
            <text:p>1</text:p>
          </table:table-cell>
          <table:table-cell table:style-name="ce107"/>
          <table:table-cell table:style-name="ce78"/>
          <table:table-cell table:style-name="ce118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5" table:formula="of:=IF([.B19]&lt;&gt;&quot;&quot;;MIN([.H19];[.K19];[.N19];[.R19];[.U19]);&quot;&quot;)" office:value-type="currency" office:currency="EUR" office:value="0.5236">
            <text:p>0.524 €</text:p>
          </table:table-cell>
          <table:table-cell table:style-name="ce118" table:formula="of:=[.B19]" office:value-type="float" office:value="1">
            <text:p>1</text:p>
          </table:table-cell>
          <table:table-cell table:style-name="ce135" table:formula="of:=[.Z19]*[.AA19]" office:value-type="float" office:value="0.5236">
            <text:p>0.524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-01-3037</text:p>
          </table:table-cell>
          <table:table-cell table:style-name="ce21" office:value-type="string">
            <text:p>3-pin receptacle for X4</text:p>
          </table:table-cell>
          <table:table-cell table:style-name="ce14"/>
          <table:table-cell table:style-name="ce14" office:value-type="string">
            <text:p>1462838</text:p>
          </table:table-cell>
          <table:table-cell table:style-name="ce14" office:value-type="string">
            <text:p>22-01-3037</text:p>
          </table:table-cell>
          <table:table-cell table:style-name="ce41" office:value-type="float" office:value="0.093">
            <text:p>0.093</text:p>
          </table:table-cell>
          <table:table-cell table:style-name="ce50" office:value-type="float" office:value="100">
            <text:p>100</text:p>
          </table:table-cell>
          <table:table-cell table:style-name="ce64" office:value-type="string">
            <text:p>WM2001-ND</text:p>
          </table:table-cell>
          <table:table-cell table:style-name="ce72" office:value-type="float" office:value="0.17">
            <text:p>0.1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22-01-3037</text:p>
          </table:table-cell>
          <table:table-cell table:style-name="ce72" office:value-type="float" office:value="0.166">
            <text:p>0.166</text:p>
          </table:table-cell>
          <table:table-cell table:style-name="ce79" office:value-type="float" office:value="1">
            <text:p>1</text:p>
          </table:table-cell>
          <table:table-cell table:style-name="ce89" office:value-type="string">
            <text:p>679-5375</text:p>
          </table:table-cell>
          <table:table-cell table:style-name="ce89" office:value-type="string">
            <text:p>22-01-3037</text:p>
          </table:table-cell>
          <table:table-cell table:style-name="ce72" office:value-type="float" office:value="0.086">
            <text:p>0.086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MX-22-01-3037</text:p>
          </table:table-cell>
          <table:table-cell table:style-name="ce41" office:value-type="float" office:value="0.0795">
            <text:p>0.080</text:p>
          </table:table-cell>
          <table:table-cell table:style-name="ce79" office:value-type="float" office:value="10">
            <text:p>10</text:p>
          </table:table-cell>
          <table:table-cell table:style-name="ce108"/>
          <table:table-cell table:style-name="ce79"/>
          <table:table-cell table:style-name="ce118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5" table:formula="of:=IF([.B20]&lt;&gt;&quot;&quot;;MIN([.H20];[.K20];[.N20];[.R20];[.U20]);&quot;&quot;)" office:value-type="currency" office:currency="EUR" office:value="0.0795">
            <text:p>0.080 €</text:p>
          </table:table-cell>
          <table:table-cell table:style-name="ce118" table:formula="of:=[.B20]" office:value-type="float" office:value="1">
            <text:p>1</text:p>
          </table:table-cell>
          <table:table-cell table:style-name="ce135" table:formula="of:=[.Z20]*[.AA20]" office:value-type="float" office:value="0.0795">
            <text:p>0.080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19">
            <text:p>19</text:p>
          </table:table-cell>
          <table:table-cell office:value-type="float" office:value="3">
            <text:p>3</text:p>
          </table:table-cell>
          <table:table-cell table:style-name="ce13" office:value-type="string">
            <text:p>08-50-0114</text:p>
          </table:table-cell>
          <table:table-cell table:style-name="ce20" office:value-type="string">
            <text:p>Pins for X4</text:p>
          </table:table-cell>
          <table:table-cell table:style-name="ce20"/>
          <table:table-cell table:style-name="ce13" office:value-type="string">
            <text:p>1462641</text:p>
          </table:table-cell>
          <table:table-cell table:style-name="ce13" office:value-type="string">
            <text:p>08-50-0114</text:p>
          </table:table-cell>
          <table:table-cell table:style-name="ce40" office:value-type="float" office:value="0.073">
            <text:p>0.073</text:p>
          </table:table-cell>
          <table:table-cell table:style-name="ce49" office:value-type="float" office:value="100">
            <text:p>100</text:p>
          </table:table-cell>
          <table:table-cell table:style-name="ce63" office:value-type="string">
            <text:p>WM1114-ND </text:p>
          </table:table-cell>
          <table:table-cell table:style-name="ce71" office:value-type="float" office:value="0.141">
            <text:p>0.14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38-08-50-0114</text:p>
          </table:table-cell>
          <table:table-cell table:style-name="ce71" office:value-type="float" office:value="0.1">
            <text:p>0.100</text:p>
          </table:table-cell>
          <table:table-cell table:style-name="ce78" office:value-type="float" office:value="10">
            <text:p>10</text:p>
          </table:table-cell>
          <table:table-cell table:style-name="ce88" office:value-type="string">
            <text:p>172-9178</text:p>
          </table:table-cell>
          <table:table-cell table:style-name="ce88" office:value-type="string">
            <text:p>08-50-0114</text:p>
          </table:table-cell>
          <table:table-cell table:style-name="ce71" office:value-type="float" office:value="0.075">
            <text:p>0.075</text:p>
          </table:table-cell>
          <table:table-cell table:style-name="ce78" office:value-type="float" office:value="100">
            <text:p>100</text:p>
          </table:table-cell>
          <table:table-cell table:style-name="ce100" office:value-type="string">
            <text:p>MX-0850-0114</text:p>
          </table:table-cell>
          <table:table-cell table:style-name="ce40" office:value-type="float" office:value="0.05772">
            <text:p>0.058</text:p>
          </table:table-cell>
          <table:table-cell table:style-name="ce78" office:value-type="float" office:value="10">
            <text:p>10</text:p>
          </table:table-cell>
          <table:table-cell table:style-name="ce107"/>
          <table:table-cell table:style-name="ce78"/>
          <table:table-cell table:style-name="ce118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5" table:formula="of:=IF([.B21]&lt;&gt;&quot;&quot;;MIN([.H21];[.K21];[.N21];[.R21];[.U21]);&quot;&quot;)" office:value-type="currency" office:currency="EUR" office:value="0.05772">
            <text:p>0.058 €</text:p>
          </table:table-cell>
          <table:table-cell table:style-name="ce118" table:formula="of:=[.B21]" office:value-type="float" office:value="3">
            <text:p>3</text:p>
          </table:table-cell>
          <table:table-cell table:style-name="ce135" table:formula="of:=[.Z21]*[.AA21]" office:value-type="float" office:value="0.17316">
            <text:p>0.173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01-4030</text:p>
          </table:table-cell>
          <table:table-cell table:style-name="ce21" office:value-type="string">
            <text:p>Receptacle for X2</text:p>
          </table:table-cell>
          <table:table-cell table:style-name="ce14"/>
          <table:table-cell table:style-name="ce14" office:value-type="string">
            <text:p>9963480</text:p>
          </table:table-cell>
          <table:table-cell table:style-name="ce14" office:value-type="string">
            <text:p>39-01-4030</text:p>
          </table:table-cell>
          <table:table-cell table:style-name="ce41" office:value-type="float" office:value="0.204">
            <text:p>0.204</text:p>
          </table:table-cell>
          <table:table-cell table:style-name="ce50" office:value-type="float" office:value="10">
            <text:p>10</text:p>
          </table:table-cell>
          <table:table-cell table:style-name="ce64" office:value-type="string">
            <text:p>WM18434-ND</text:p>
          </table:table-cell>
          <table:table-cell table:style-name="ce72" office:value-type="float" office:value="0.26">
            <text:p>0.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01-4030</text:p>
          </table:table-cell>
          <table:table-cell table:style-name="ce72" office:value-type="float" office:value="0.272">
            <text:p>0.272</text:p>
          </table:table-cell>
          <table:table-cell table:style-name="ce79" office:value-type="float" office:value="1">
            <text:p>1</text:p>
          </table:table-cell>
          <table:table-cell table:style-name="ce89" office:value-type="string">
            <text:p>510-9685</text:p>
          </table:table-cell>
          <table:table-cell table:style-name="ce89" office:value-type="string">
            <text:p>39-01-4030</text:p>
          </table:table-cell>
          <table:table-cell table:style-name="ce72"/>
          <table:table-cell table:style-name="ce79" office:value-type="float" office:value="5">
            <text:p>5</text:p>
          </table:table-cell>
          <table:table-cell table:style-name="ce14" office:value-type="string">
            <text:p>MX-5557-03R2</text:p>
          </table:table-cell>
          <table:table-cell table:style-name="ce41" office:value-type="float" office:value="0.1592">
            <text:p>0.159</text:p>
          </table:table-cell>
          <table:table-cell table:style-name="ce79" office:value-type="float" office:value="5">
            <text:p>5</text:p>
          </table:table-cell>
          <table:table-cell table:style-name="ce108"/>
          <table:table-cell table:style-name="ce79"/>
          <table:table-cell table:style-name="ce118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5" table:formula="of:=IF([.B22]&lt;&gt;&quot;&quot;;MIN([.H22];[.K22];[.N22];[.R22];[.U22]);&quot;&quot;)" office:value-type="currency" office:currency="EUR" office:value="0.1592">
            <text:p>0.159 €</text:p>
          </table:table-cell>
          <table:table-cell table:style-name="ce118" table:formula="of:=[.B22]" office:value-type="float" office:value="1">
            <text:p>1</text:p>
          </table:table-cell>
          <table:table-cell table:style-name="ce135" table:formula="of:=[.Z22]*[.AA22]" office:value-type="float" office:value="0.1592">
            <text:p>0.159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3" office:value-type="string">
            <text:p>39-01-2060</text:p>
          </table:table-cell>
          <table:table-cell table:style-name="ce20" office:value-type="string">
            <text:p>Receptacle for X1</text:p>
          </table:table-cell>
          <table:table-cell table:style-name="ce20"/>
          <table:table-cell table:style-name="ce13" office:value-type="string">
            <text:p>151868</text:p>
          </table:table-cell>
          <table:table-cell table:style-name="ce13" office:value-type="string">
            <text:p>39-01-2060</text:p>
          </table:table-cell>
          <table:table-cell table:style-name="ce40" office:value-type="float" office:value="0.277">
            <text:p>0.277</text:p>
          </table:table-cell>
          <table:table-cell table:style-name="ce49" office:value-type="float" office:value="100">
            <text:p>100</text:p>
          </table:table-cell>
          <table:table-cell table:style-name="ce63" office:value-type="string">
            <text:p>WM3702-ND</text:p>
          </table:table-cell>
          <table:table-cell table:style-name="ce71" office:value-type="float" office:value="0.33">
            <text:p>0.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01-2060</text:p>
          </table:table-cell>
          <table:table-cell table:style-name="ce71" office:value-type="float" office:value="0.34">
            <text:p>0.340</text:p>
          </table:table-cell>
          <table:table-cell table:style-name="ce78" office:value-type="float" office:value="1">
            <text:p>1</text:p>
          </table:table-cell>
          <table:table-cell table:style-name="ce88" office:value-type="string">
            <text:p>484-1760</text:p>
          </table:table-cell>
          <table:table-cell table:style-name="ce88" office:value-type="string">
            <text:p>39-01-2060</text:p>
          </table:table-cell>
          <table:table-cell table:style-name="ce71" office:value-type="float" office:value="0.28">
            <text:p>0.280</text:p>
          </table:table-cell>
          <table:table-cell table:style-name="ce78" office:value-type="float" office:value="5">
            <text:p>5</text:p>
          </table:table-cell>
          <table:table-cell table:style-name="ce100" office:value-type="string">
            <text:p>MX-5557-06R</text:p>
          </table:table-cell>
          <table:table-cell table:style-name="ce40" office:value-type="float" office:value="0.1043">
            <text:p>0.104</text:p>
          </table:table-cell>
          <table:table-cell table:style-name="ce78" office:value-type="float" office:value="5">
            <text:p>5</text:p>
          </table:table-cell>
          <table:table-cell table:style-name="ce107"/>
          <table:table-cell table:style-name="ce78"/>
          <table:table-cell table:style-name="ce118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5" table:formula="of:=IF([.B23]&lt;&gt;&quot;&quot;;MIN([.H23];[.K23];[.N23];[.R23];[.U23]);&quot;&quot;)" office:value-type="currency" office:currency="EUR" office:value="0.1043">
            <text:p>0.104 €</text:p>
          </table:table-cell>
          <table:table-cell table:style-name="ce118" table:formula="of:=[.B23]" office:value-type="float" office:value="1">
            <text:p>1</text:p>
          </table:table-cell>
          <table:table-cell table:style-name="ce135" table:formula="of:=[.Z23]*[.AA23]" office:value-type="float" office:value="0.1043">
            <text:p>0.104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39-00-0078</text:p>
          </table:table-cell>
          <table:table-cell table:style-name="ce21" office:value-type="string">
            <text:p>Pins for X1, X2</text:p>
          </table:table-cell>
          <table:table-cell table:style-name="ce14"/>
          <table:table-cell table:style-name="ce14" office:value-type="string">
            <text:p>9732675</text:p>
          </table:table-cell>
          <table:table-cell table:style-name="ce14" office:value-type="string">
            <text:p>39-00-0078</text:p>
          </table:table-cell>
          <table:table-cell table:style-name="ce41" table:formula="of:=9.35/100" office:value-type="float" office:value="0.0935">
            <text:p>0.094</text:p>
          </table:table-cell>
          <table:table-cell table:style-name="ce50" office:value-type="float" office:value="100">
            <text:p>100</text:p>
          </table:table-cell>
          <table:table-cell table:style-name="ce64" office:value-type="string">
            <text:p>WM9154-ND</text:p>
          </table:table-cell>
          <table:table-cell table:style-name="ce72" office:value-type="float" office:value="0.137">
            <text:p>0.13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538-39-00-0078</text:p>
          </table:table-cell>
          <table:table-cell table:style-name="ce72" office:value-type="float" office:value="0.112">
            <text:p>0.112</text:p>
          </table:table-cell>
          <table:table-cell table:style-name="ce79" office:value-type="float" office:value="10">
            <text:p>10</text:p>
          </table:table-cell>
          <table:table-cell table:style-name="ce89" office:value-type="string">
            <text:p>215-5887</text:p>
          </table:table-cell>
          <table:table-cell table:style-name="ce89" office:value-type="string">
            <text:p>39-00-0078</text:p>
          </table:table-cell>
          <table:table-cell table:style-name="ce72" office:value-type="float" office:value="0.154">
            <text:p>0.154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MX-5556-T3L</text:p>
          </table:table-cell>
          <table:table-cell table:style-name="ce41" office:value-type="float" office:value="0.08164">
            <text:p>0.082</text:p>
          </table:table-cell>
          <table:table-cell table:style-name="ce79" office:value-type="float" office:value="10">
            <text:p>10</text:p>
          </table:table-cell>
          <table:table-cell table:style-name="ce108"/>
          <table:table-cell table:style-name="ce79"/>
          <table:table-cell table:style-name="ce118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5" table:formula="of:=IF([.B24]&lt;&gt;&quot;&quot;;MIN([.H24];[.K24];[.N24];[.R24];[.U24]);&quot;&quot;)" office:value-type="currency" office:currency="EUR" office:value="0.08164">
            <text:p>0.082 €</text:p>
          </table:table-cell>
          <table:table-cell table:style-name="ce118" table:formula="of:=[.B24]" office:value-type="float" office:value="9">
            <text:p>9</text:p>
          </table:table-cell>
          <table:table-cell table:style-name="ce135" table:formula="of:=[.Z24]*[.AA24]" office:value-type="float" office:value="0.73476">
            <text:p>0.73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3">
            <text:p>23</text:p>
          </table:table-cell>
          <table:table-cell office:value-type="float" office:value="13">
            <text:p>13</text:p>
          </table:table-cell>
          <table:table-cell table:style-name="ce13" office:value-type="string">
            <text:p>M3X4/D7985</text:p>
          </table:table-cell>
          <table:table-cell table:style-name="ce20" office:value-type="string">
            <text:p>Screw; M3x4; cheese head; Phillips</text:p>
          </table:table-cell>
          <table:table-cell table:style-name="ce20" office:value-type="string">
            <text:p>Module's studs mounting (bottom)</text:p>
          </table:table-cell>
          <table:table-cell table:style-name="ce13" table:number-columns-repeated="2"/>
          <table:table-cell table:style-name="ce40"/>
          <table:table-cell table:style-name="ce49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8" table:number-columns-repeated="2"/>
          <table:table-cell table:style-name="ce71"/>
          <table:table-cell table:style-name="ce78"/>
          <table:table-cell table:style-name="ce100" office:value-type="string">
            <text:p>M3X4/D7985</text:p>
          </table:table-cell>
          <table:table-cell table:style-name="ce40" office:value-type="float" office:value="0.01168">
            <text:p>0.012</text:p>
          </table:table-cell>
          <table:table-cell table:style-name="ce78" office:value-type="float" office:value="100">
            <text:p>100</text:p>
          </table:table-cell>
          <table:table-cell table:style-name="ce107"/>
          <table:table-cell table:style-name="ce78"/>
          <table:table-cell table:style-name="ce118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5" table:formula="of:=IF([.B25]&lt;&gt;&quot;&quot;;MIN([.H25];[.K25];[.N25];[.R25];[.U25]);&quot;&quot;)" office:value-type="currency" office:currency="EUR" office:value="0.01168">
            <text:p>0.012 €</text:p>
          </table:table-cell>
          <table:table-cell table:style-name="ce118" table:formula="of:=[.B25]" office:value-type="float" office:value="13">
            <text:p>13</text:p>
          </table:table-cell>
          <table:table-cell table:style-name="ce135" table:formula="of:=[.Z25]*[.AA25]" office:value-type="float" office:value="0.15184">
            <text:p>0.152</text:p>
          </table:table-cell>
          <table:table-cell table:number-columns-repeated="996"/>
        </table:table-row>
        <table:table-row table:style-name="ro9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24">
            <text:p>24</text:p>
          </table:table-cell>
          <table:table-cell table:style-name="ce14" office:value-type="string">
            <text:p>M3X5/D965B </text:p>
          </table:table-cell>
          <table:table-cell table:style-name="ce21" office:value-type="string">
            <text:p>Screw; M3x5; countersunk; Phillips; black finish</text:p>
          </table:table-cell>
          <table:table-cell table:style-name="ce14" office:value-type="string">
            <text:p>Module's studs mounting (top), front and rear panel fixing, AC inlet fixing on the rear panel</text:p>
          </table:table-cell>
          <table:table-cell table:style-name="ce14" table:number-columns-repeated="2"/>
          <table:table-cell table:style-name="ce41"/>
          <table:table-cell table:style-name="ce50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M3X5/D965B </text:p>
          </table:table-cell>
          <table:table-cell table:style-name="ce41" office:value-type="float" office:value="0.01249">
            <text:p>0.012</text:p>
          </table:table-cell>
          <table:table-cell table:style-name="ce79" office:value-type="float" office:value="100">
            <text:p>100</text:p>
          </table:table-cell>
          <table:table-cell table:style-name="ce108"/>
          <table:table-cell table:style-name="ce79"/>
          <table:table-cell table:style-name="ce118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5" table:formula="of:=IF([.B26]&lt;&gt;&quot;&quot;;MIN([.H26];[.K26];[.N26];[.R26];[.U26]);&quot;&quot;)" office:value-type="currency" office:currency="EUR" office:value="0.01249">
            <text:p>0.012 €</text:p>
          </table:table-cell>
          <table:table-cell table:style-name="ce118" table:formula="of:=[.B26]" office:value-type="float" office:value="24">
            <text:p>24</text:p>
          </table:table-cell>
          <table:table-cell table:style-name="ce135" table:formula="of:=[.Z26]*[.AA26]" office:value-type="float" office:value="0.29976">
            <text:p>0.3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5">
            <text:p>25</text:p>
          </table:table-cell>
          <table:table-cell office:value-type="float" office:value="6">
            <text:p>6</text:p>
          </table:table-cell>
          <table:table-cell table:style-name="ce13" office:value-type="string">
            <text:p>M2.5X4/D965B</text:p>
          </table:table-cell>
          <table:table-cell table:style-name="ce20" office:value-type="string">
            <text:p>Screw; M2,5x4; countersunk; Phillips; black finish</text:p>
          </table:table-cell>
          <table:table-cell table:style-name="ce20" office:value-type="string">
            <text:p>Peripheral modules mounting on the front panel</text:p>
          </table:table-cell>
          <table:table-cell table:style-name="ce13" table:number-columns-repeated="2"/>
          <table:table-cell table:style-name="ce40"/>
          <table:table-cell table:style-name="ce49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8" table:number-columns-repeated="2"/>
          <table:table-cell table:style-name="ce71"/>
          <table:table-cell table:style-name="ce78"/>
          <table:table-cell table:style-name="ce13" office:value-type="string">
            <text:p>M2.5X4/D965B</text:p>
          </table:table-cell>
          <table:table-cell table:style-name="ce40" office:value-type="float" office:value="0.00976">
            <text:p>0.010</text:p>
          </table:table-cell>
          <table:table-cell table:style-name="ce78" office:value-type="float" office:value="100">
            <text:p>100</text:p>
          </table:table-cell>
          <table:table-cell table:style-name="ce107"/>
          <table:table-cell table:style-name="ce78"/>
          <table:table-cell table:style-name="ce118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5" table:formula="of:=IF([.B27]&lt;&gt;&quot;&quot;;MIN([.H27];[.K27];[.N27];[.R27];[.U27]);&quot;&quot;)" office:value-type="currency" office:currency="EUR" office:value="0.00976">
            <text:p>0.010 €</text:p>
          </table:table-cell>
          <table:table-cell table:style-name="ce118" table:formula="of:=[.B27]" office:value-type="float" office:value="6">
            <text:p>6</text:p>
          </table:table-cell>
          <table:table-cell table:style-name="ce135" table:formula="of:=[.Z27]*[.AA27]" office:value-type="float" office:value="0.05856">
            <text:p>0.05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3/BN117</text:p>
          </table:table-cell>
          <table:table-cell table:style-name="ce21" office:value-type="string">
            <text:p>Nut; hexagonal; M3; H: 2.4mm</text:p>
          </table:table-cell>
          <table:table-cell table:style-name="ce14" office:value-type="string">
            <text:p>AC inlet fixing on the rear panel</text:p>
          </table:table-cell>
          <table:table-cell table:style-name="ce14" table:number-columns-repeated="2"/>
          <table:table-cell table:style-name="ce41"/>
          <table:table-cell table:style-name="ce50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B3/BN117</text:p>
          </table:table-cell>
          <table:table-cell table:style-name="ce41" office:value-type="float" office:value="0.0048">
            <text:p>0.005</text:p>
          </table:table-cell>
          <table:table-cell table:style-name="ce79" office:value-type="float" office:value="100">
            <text:p>100</text:p>
          </table:table-cell>
          <table:table-cell table:style-name="ce108"/>
          <table:table-cell table:style-name="ce79"/>
          <table:table-cell table:style-name="ce118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5" table:formula="of:=IF([.B28]&lt;&gt;&quot;&quot;;MIN([.H28];[.K28];[.N28];[.R28];[.U28]);&quot;&quot;)" office:value-type="currency" office:currency="EUR" office:value="0.0048">
            <text:p>0.005 €</text:p>
          </table:table-cell>
          <table:table-cell table:style-name="ce118" table:formula="of:=[.B28]" office:value-type="float" office:value="2">
            <text:p>2</text:p>
          </table:table-cell>
          <table:table-cell table:style-name="ce135" table:formula="of:=[.Z28]*[.AA28]" office:value-type="float" office:value="0.0096">
            <text:p>0.0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/>
          <table:table-cell table:style-name="ce15" table:number-columns-repeated="3"/>
          <table:table-cell table:style-name="ce34" table:number-columns-repeated="2"/>
          <table:table-cell table:style-name="ce42"/>
          <table:table-cell table:style-name="ce53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4"/>
          <table:table-cell table:style-name="ce34"/>
          <table:table-cell table:style-name="ce15"/>
          <table:table-cell table:style-name="ce104"/>
          <table:table-cell table:style-name="ce109"/>
          <table:table-cell table:style-name="ce113"/>
          <table:table-cell table:style-name="ce119"/>
          <table:table-cell table:style-name="ce126"/>
          <table:table-cell table:style-name="ce119"/>
          <table:table-cell table:style-name="ce136" table:formula="of:=SUM([.AB3:.AB24])" office:value-type="currency" office:currency="EUR" office:value="9.82168">
            <text:p>9.82 €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1"/>
          <table:table-cell table:style-name="ce15" table:number-columns-repeated="3"/>
          <table:table-cell table:style-name="ce34" table:number-columns-repeated="2"/>
          <table:table-cell table:style-name="ce42"/>
          <table:table-cell table:style-name="ce53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4"/>
          <table:table-cell table:style-name="ce34"/>
          <table:table-cell table:style-name="ce15"/>
          <table:table-cell table:style-name="ce104"/>
          <table:table-cell table:style-name="ce109"/>
          <table:table-cell table:style-name="ce113"/>
          <table:table-cell table:style-name="ce119"/>
          <table:table-cell table:style-name="ce126"/>
          <table:table-cell table:style-name="ce119"/>
          <table:table-cell table:style-name="ce15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2"/>
          <table:covered-table-cell table:style-name="ce43"/>
          <table:covered-table-cell table:style-name="ce54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2"/>
          <table:covered-table-cell table:style-name="ce81"/>
          <table:covered-table-cell table:style-name="ce22"/>
          <table:covered-table-cell table:style-name="ce102"/>
          <table:covered-table-cell table:style-name="ce81"/>
          <table:covered-table-cell table:style-name="ce110"/>
          <table:covered-table-cell table:style-name="ce81"/>
          <table:covered-table-cell table:style-name="ce120"/>
          <table:covered-table-cell table:style-name="ce127"/>
          <table:covered-table-cell table:number-columns-repeated="2" table:style-name="ce120"/>
          <table:table-cell table:number-columns-repeated="996"/>
        </table:table-row>
        <table:table-row table:style-name="ro12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BB3-ENC-KIT</text:p>
          </table:table-cell>
          <table:table-cell table:style-name="ce23" office:value-type="string">
            <text:p>BB3 enclosure kit (top and bottom plate, front and rear panel, AC/DC module mounting frame, TFT mounting frame)</text:p>
          </table:table-cell>
          <table:table-cell table:style-name="ce20" office:value-type="string">
            <text:p>Varisom, Portugal</text:p>
          </table:table-cell>
          <table:table-cell table:style-name="ce35" table:number-columns-spanned="19" table:number-rows-spanned="1"/>
          <table:covered-table-cell table:style-name="ce35"/>
          <table:covered-table-cell table:style-name="ce44"/>
          <table:covered-table-cell table:style-name="ce55"/>
          <table:covered-table-cell table:style-name="ce19"/>
          <table:covered-table-cell table:style-name="ce44"/>
          <table:covered-table-cell table:style-name="ce82"/>
          <table:covered-table-cell table:style-name="ce19"/>
          <table:covered-table-cell table:style-name="ce44"/>
          <table:covered-table-cell table:style-name="ce82"/>
          <table:covered-table-cell table:number-columns-repeated="2" table:style-name="ce19"/>
          <table:covered-table-cell table:style-name="ce44"/>
          <table:covered-table-cell table:style-name="ce95"/>
          <table:covered-table-cell table:style-name="ce35"/>
          <table:covered-table-cell table:style-name="ce44"/>
          <table:covered-table-cell table:number-columns-repeated="3" table:style-name="ce95"/>
          <table:table-cell table:style-name="ce118"/>
          <table:table-cell table:style-name="ce125"/>
          <table:table-cell table:style-name="ce118" table:formula="of:=[.B32]" office:value-type="float" office:value="1">
            <text:p>1</text:p>
          </table:table-cell>
          <table:table-cell table:style-name="ce135" table:formula="of:=[.Z32]*[.AA32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string">
            <text:p>BB3-CP-MFP</text:p>
          </table:table-cell>
          <table:table-cell table:style-name="ce24" office:value-type="string">
            <text:p>Empty module front cover plate</text:p>
          </table:table-cell>
          <table:table-cell table:style-name="ce21" office:value-type="string">
            <text:p>Varisom, Portugal</text:p>
          </table:table-cell>
          <table:table-cell table:style-name="ce36" table:number-columns-spanned="19" table:number-rows-spanned="1"/>
          <table:covered-table-cell table:style-name="ce36"/>
          <table:covered-table-cell table:style-name="ce45"/>
          <table:covered-table-cell table:style-name="ce56"/>
          <table:covered-table-cell table:style-name="ce67"/>
          <table:covered-table-cell table:style-name="ce45"/>
          <table:covered-table-cell table:style-name="ce83"/>
          <table:covered-table-cell table:style-name="ce67"/>
          <table:covered-table-cell table:style-name="ce45"/>
          <table:covered-table-cell table:style-name="ce83"/>
          <table:covered-table-cell table:number-columns-repeated="2" table:style-name="ce67"/>
          <table:covered-table-cell table:style-name="ce45"/>
          <table:covered-table-cell table:style-name="ce96"/>
          <table:covered-table-cell table:style-name="ce36"/>
          <table:covered-table-cell table:style-name="ce45"/>
          <table:covered-table-cell table:number-columns-repeated="3" table:style-name="ce96"/>
          <table:table-cell table:style-name="ce118"/>
          <table:table-cell table:style-name="ce125"/>
          <table:table-cell table:style-name="ce118" table:formula="of:=[.B33]" office:value-type="float" office:value="1">
            <text:p>1</text:p>
          </table:table-cell>
          <table:table-cell table:style-name="ce135" table:formula="of:=[.Z33]*[.AA33]" office:value-type="float" office:value="0">
            <text:p>0.000</text:p>
          </table:table-cell>
          <table:table-cell table:number-columns-repeated="996"/>
        </table:table-row>
        <table:table-row table:style-name="ro8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BB3-DCP405-MFP</text:p>
          </table:table-cell>
          <table:table-cell table:style-name="ce23" office:value-type="string">
            <text:p>DCP405 front panel</text:p>
          </table:table-cell>
          <table:table-cell table:style-name="ce20" office:value-type="string">
            <text:p>Varisom, Portugal</text:p>
          </table:table-cell>
          <table:table-cell table:style-name="ce35" table:number-columns-spanned="19" table:number-rows-spanned="1"/>
          <table:covered-table-cell table:style-name="ce35"/>
          <table:covered-table-cell table:style-name="ce44"/>
          <table:covered-table-cell table:style-name="ce55"/>
          <table:covered-table-cell table:style-name="ce19"/>
          <table:covered-table-cell table:style-name="ce44"/>
          <table:covered-table-cell table:style-name="ce82"/>
          <table:covered-table-cell table:style-name="ce19"/>
          <table:covered-table-cell table:style-name="ce44"/>
          <table:covered-table-cell table:style-name="ce82"/>
          <table:covered-table-cell table:number-columns-repeated="2" table:style-name="ce19"/>
          <table:covered-table-cell table:style-name="ce44"/>
          <table:covered-table-cell table:style-name="ce95"/>
          <table:covered-table-cell table:style-name="ce35"/>
          <table:covered-table-cell table:style-name="ce44"/>
          <table:covered-table-cell table:number-columns-repeated="3" table:style-name="ce95"/>
          <table:table-cell table:style-name="ce118"/>
          <table:table-cell table:style-name="ce125"/>
          <table:table-cell table:style-name="ce118" table:formula="of:=[.B34]" office:value-type="float" office:value="1">
            <text:p>1</text:p>
          </table:table-cell>
          <table:table-cell table:style-name="ce135" table:formula="of:=[.Z34]*[.AA34]" office:value-type="float" office:value="0">
            <text:p>0.000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string">
            <text:p>BB3-DCP405BMFP</text:p>
          </table:table-cell>
          <table:table-cell table:style-name="ce24" office:value-type="string">
            <text:p>DCP405B front panel</text:p>
          </table:table-cell>
          <table:table-cell table:style-name="ce21" office:value-type="string">
            <text:p>Varisom, Portugal</text:p>
          </table:table-cell>
          <table:table-cell table:style-name="ce36" table:number-columns-spanned="19" table:number-rows-spanned="1"/>
          <table:covered-table-cell table:style-name="ce36"/>
          <table:covered-table-cell table:style-name="ce45"/>
          <table:covered-table-cell table:style-name="ce56"/>
          <table:covered-table-cell table:style-name="ce67"/>
          <table:covered-table-cell table:style-name="ce45"/>
          <table:covered-table-cell table:style-name="ce83"/>
          <table:covered-table-cell table:style-name="ce67"/>
          <table:covered-table-cell table:style-name="ce45"/>
          <table:covered-table-cell table:style-name="ce83"/>
          <table:covered-table-cell table:number-columns-repeated="2" table:style-name="ce67"/>
          <table:covered-table-cell table:style-name="ce45"/>
          <table:covered-table-cell table:style-name="ce96"/>
          <table:covered-table-cell table:style-name="ce36"/>
          <table:covered-table-cell table:style-name="ce45"/>
          <table:covered-table-cell table:number-columns-repeated="3" table:style-name="ce96"/>
          <table:table-cell table:style-name="ce118"/>
          <table:table-cell table:style-name="ce125"/>
          <table:table-cell table:style-name="ce118" table:formula="of:=[.B35]" office:value-type="float" office:value="1">
            <text:p>1</text:p>
          </table:table-cell>
          <table:table-cell table:style-name="ce135" table:formula="of:=[.Z35]*[.AA35]" office:value-type="float" office:value="0">
            <text:p>0.000</text:p>
          </table:table-cell>
          <table:table-cell table:number-columns-repeated="996"/>
        </table:table-row>
        <table:table-row table:style-name="ro8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BB3-DCM220-MFP</text:p>
          </table:table-cell>
          <table:table-cell table:style-name="ce23" office:value-type="string">
            <text:p>DCM220 front panel</text:p>
          </table:table-cell>
          <table:table-cell table:style-name="ce20" office:value-type="string">
            <text:p>Varisom, Portugal</text:p>
          </table:table-cell>
          <table:table-cell table:style-name="ce35" table:number-columns-spanned="19" table:number-rows-spanned="1"/>
          <table:covered-table-cell table:style-name="ce35"/>
          <table:covered-table-cell table:style-name="ce44"/>
          <table:covered-table-cell table:style-name="ce55"/>
          <table:covered-table-cell table:style-name="ce19"/>
          <table:covered-table-cell table:style-name="ce44"/>
          <table:covered-table-cell table:style-name="ce82"/>
          <table:covered-table-cell table:style-name="ce19"/>
          <table:covered-table-cell table:style-name="ce44"/>
          <table:covered-table-cell table:style-name="ce82"/>
          <table:covered-table-cell table:number-columns-repeated="2" table:style-name="ce19"/>
          <table:covered-table-cell table:style-name="ce44"/>
          <table:covered-table-cell table:style-name="ce95"/>
          <table:covered-table-cell table:style-name="ce35"/>
          <table:covered-table-cell table:style-name="ce44"/>
          <table:covered-table-cell table:number-columns-repeated="3" table:style-name="ce95"/>
          <table:table-cell table:style-name="ce118"/>
          <table:table-cell table:style-name="ce125"/>
          <table:table-cell table:style-name="ce118" table:formula="of:=[.B36]" office:value-type="float" office:value="1">
            <text:p>1</text:p>
          </table:table-cell>
          <table:table-cell table:style-name="ce135" table:formula="of:=[.Z36]*[.AA36]" office:value-type="float" office:value="0">
            <text:p>0.000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0" office:value-type="float" office:value="2">
            <text:p>2</text:p>
          </table:table-cell>
          <table:table-cell table:style-name="ce14" office:value-type="string">
            <text:p>A-951-A-0-G-0</text:p>
          </table:table-cell>
          <table:table-cell table:style-name="ce24" office:value-type="string">
            <text:p>Adjustable feet (pack of 2)</text:p>
          </table:table-cell>
          <table:table-cell table:style-name="ce21" office:value-type="string">
            <text:p>Altinkaya, Turkey</text:p>
          </table:table-cell>
          <table:table-cell table:style-name="ce36" table:number-columns-spanned="19" table:number-rows-spanned="1"/>
          <table:covered-table-cell table:style-name="ce36"/>
          <table:covered-table-cell table:style-name="ce45"/>
          <table:covered-table-cell table:style-name="ce56"/>
          <table:covered-table-cell table:style-name="ce67"/>
          <table:covered-table-cell table:style-name="ce45"/>
          <table:covered-table-cell table:style-name="ce83"/>
          <table:covered-table-cell table:style-name="ce67"/>
          <table:covered-table-cell table:style-name="ce45"/>
          <table:covered-table-cell table:style-name="ce83"/>
          <table:covered-table-cell table:number-columns-repeated="2" table:style-name="ce67"/>
          <table:covered-table-cell table:style-name="ce45"/>
          <table:covered-table-cell table:style-name="ce96"/>
          <table:covered-table-cell table:style-name="ce36"/>
          <table:covered-table-cell table:style-name="ce45"/>
          <table:covered-table-cell table:number-columns-repeated="3" table:style-name="ce96"/>
          <table:table-cell table:style-name="ce118"/>
          <table:table-cell table:style-name="ce125" office:value-type="currency" office:currency="EUR" office:value="2">
            <text:p>2.000 €</text:p>
          </table:table-cell>
          <table:table-cell table:style-name="ce118" table:formula="of:=[.B37]" office:value-type="float" office:value="2">
            <text:p>2</text:p>
          </table:table-cell>
          <table:table-cell table:style-name="ce135" table:formula="of:=[.Z37]*[.AA37]" office:value-type="float" office:value="4">
            <text:p>4.000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5" table:number-columns-repeated="3"/>
          <table:table-cell table:style-name="ce34" table:number-columns-repeated="2"/>
          <table:table-cell table:style-name="ce42"/>
          <table:table-cell table:style-name="ce53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4"/>
          <table:table-cell table:style-name="ce34"/>
          <table:table-cell table:style-name="ce15"/>
          <table:table-cell table:style-name="ce104"/>
          <table:table-cell table:style-name="ce109"/>
          <table:table-cell table:style-name="ce114"/>
          <table:table-cell table:style-name="ce119"/>
          <table:table-cell table:style-name="ce126"/>
          <table:table-cell table:style-name="ce119"/>
          <table:table-cell table:style-name="ce136" table:formula="of:=SUM([.AB32:.AB37])" office:value-type="currency" office:currency="EUR" office:value="4">
            <text:p>4.00 €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37" table:number-columns-repeated="2"/>
          <table:table-cell table:style-name="ce17"/>
          <table:table-cell table:style-name="ce57"/>
          <table:table-cell table:style-name="ce37"/>
          <table:table-cell table:style-name="ce17"/>
          <table:table-cell table:style-name="ce84"/>
          <table:table-cell table:style-name="ce37"/>
          <table:table-cell table:style-name="ce17"/>
          <table:table-cell table:style-name="ce84"/>
          <table:table-cell table:style-name="ce37"/>
          <table:table-cell table:style-name="ce65"/>
          <table:table-cell table:style-name="ce15"/>
          <table:table-cell table:style-name="ce94"/>
          <table:table-cell table:style-name="ce34"/>
          <table:table-cell table:style-name="ce15"/>
          <table:table-cell table:style-name="ce86"/>
          <table:table-cell/>
          <table:table-cell table:style-name="ce94"/>
          <table:table-cell table:style-name="ce15" table:number-columns-repeated="4"/>
          <table:table-cell table:number-columns-repeated="996"/>
        </table:table-row>
        <table:table-row table:style-name="ro13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4" table:number-columns-repeated="2"/>
          <table:table-cell table:style-name="ce15"/>
          <table:table-cell table:style-name="ce53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37"/>
          <table:table-cell table:style-name="ce17"/>
          <table:table-cell table:style-name="ce97"/>
          <table:table-cell table:style-name="ce37"/>
          <table:table-cell table:style-name="ce17"/>
          <table:table-cell table:style-name="ce86"/>
          <table:table-cell/>
          <table:table-cell table:style-name="ce115"/>
          <table:table-cell table:style-name="ce121"/>
          <table:table-cell table:style-name="ce128"/>
          <table:table-cell table:style-name="ce132" office:value-type="string">
            <text:p>Total</text:p>
          </table:table-cell>
          <table:table-cell table:style-name="ce137" table:formula="of:=[.AB29]+[.AB38]" office:value-type="currency" office:currency="EUR" office:value="13.82168">
            <text:p>13.82 €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2"/>
          <table:covered-table-cell table:style-name="ce58"/>
          <table:covered-table-cell table:number-columns-repeated="2" table:style-name="ce32"/>
          <table:covered-table-cell table:style-name="ce85"/>
          <table:covered-table-cell table:style-name="ce32"/>
          <table:table-cell table:style-name="ce32"/>
          <table:table-cell table:style-name="ce85"/>
          <table:table-cell table:style-name="ce32"/>
          <table:table-cell table:style-name="ce65"/>
          <table:table-cell table:style-name="ce15"/>
          <table:table-cell table:style-name="ce94"/>
          <table:table-cell table:style-name="ce34"/>
          <table:table-cell table:style-name="ce15"/>
          <table:table-cell table:style-name="ce86"/>
          <table:table-cell/>
          <table:table-cell table:style-name="ce94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38" table:number-columns-repeated="2"/>
          <table:table-cell table:style-name="Default"/>
          <table:table-cell table:style-name="ce59"/>
          <table:table-cell table:style-name="ce32" table:number-columns-repeated="2"/>
          <table:table-cell table:style-name="ce85"/>
          <table:table-cell table:style-name="ce32" table:number-columns-repeated="2"/>
          <table:table-cell table:style-name="ce85"/>
          <table:table-cell table:style-name="ce32"/>
          <table:table-cell table:style-name="ce18" table:number-columns-repeated="2"/>
          <table:table-cell table:style-name="ce98"/>
          <table:table-cell table:style-name="ce18" table:number-columns-repeated="2"/>
          <table:table-cell table:style-name="ce105"/>
          <table:table-cell table:style-name="Default" table:number-columns-repeated="2"/>
          <table:table-cell table:style-name="ce122"/>
          <table:table-cell table:style-name="ce129" table:number-columns-spanned="2" table:number-rows-spanned="1"/>
          <table:covered-table-cell table:style-name="ce133"/>
          <table:table-cell table:style-name="ce138"/>
          <table:table-cell table:number-columns-repeated="996"/>
        </table:table-row>
        <table:table-row table:style-name="ro10" table:number-rows-repeated="104">
          <table:table-cell table:number-columns-repeated="8"/>
          <table:table-cell table:style-name="ce60"/>
          <table:table-cell/>
          <table:table-cell table:style-name="ce74"/>
          <table:table-cell table:style-name="ce86"/>
          <table:table-cell/>
          <table:table-cell table:style-name="ce74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9"/>
          <table:table-cell table:number-columns-repeated="996"/>
        </table:table-row>
        <table:table-row table:style-name="ro10" table:number-rows-repeated="1047712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8">
          <table:table-cell table:number-columns-repeated="1024"/>
        </table:table-row>
        <table:table-row table:style-name="ro14" table:number-rows-repeated="29">
          <table:table-cell table:number-columns-repeated="1024"/>
        </table:table-row>
        <table:table-row table:style-name="ro15" table:number-rows-repeated="72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56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18:'EEZ PSU consolidated BOM'.AB18" table:contains-header="false">
          <table:sort>
            <table:sort-by table:field-number="3" table:data-type="automatic"/>
          </table:sort>
        </table:database-range>
        <table:database-range table:target-range-address="'EEZ PSU consolidated BOM'.A18:'EEZ PSU consolidated BOM'.AMJ1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8">08/08/2019</text:date>, <text:time>19:1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B3 wire harness and enclosure (r1B1, 2019-08-08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8-08T19:19:13</dc:date>
    <meta:editing-cycles>2710</meta:editing-cycles>
    <meta:editing-duration>P14DT10H13M45S</meta:editing-duration>
    <meta:generator>OpenOffice/4.1.6$Unix OpenOffice.org_project/416m1$Build-9790</meta:generator>
    <meta:document-statistic meta:table-count="1" meta:cell-count="64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